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c17c4" officeooo:paragraph-rsid="000c17c4"/>
    </style:style>
    <style:style style:name="P2" style:family="paragraph" style:parent-style-name="Standard">
      <style:paragraph-properties fo:text-align="center" style:justify-single-word="false"/>
      <style:text-properties officeooo:rsid="000c17c4" officeooo:paragraph-rsid="000c17c4"/>
    </style:style>
    <style:style style:name="P3" style:family="paragraph" style:parent-style-name="Standard">
      <style:text-properties officeooo:rsid="000c17c4" officeooo:paragraph-rsid="0012dc26"/>
    </style:style>
    <style:style style:name="P4" style:family="paragraph" style:parent-style-name="Standard">
      <style:text-properties fo:font-style="italic" officeooo:rsid="000c17c4" officeooo:paragraph-rsid="000c17c4" style:font-style-asian="italic" style:font-style-complex="italic"/>
    </style:style>
    <style:style style:name="P5" style:family="paragraph" style:parent-style-name="Standard">
      <style:text-properties officeooo:rsid="000cfeb6" officeooo:paragraph-rsid="000cfeb6"/>
    </style:style>
    <style:style style:name="P6" style:family="paragraph" style:parent-style-name="Standard">
      <style:text-properties officeooo:rsid="000d7455" officeooo:paragraph-rsid="000d7455"/>
    </style:style>
    <style:style style:name="P7" style:family="paragraph" style:parent-style-name="Standard">
      <style:text-properties officeooo:rsid="0010454c" officeooo:paragraph-rsid="0010454c"/>
    </style:style>
    <style:style style:name="P8" style:family="paragraph" style:parent-style-name="Standard">
      <style:text-properties officeooo:rsid="0011b394" officeooo:paragraph-rsid="0011b394"/>
    </style:style>
    <style:style style:name="P9" style:family="paragraph" style:parent-style-name="Standard">
      <style:text-properties officeooo:rsid="0011c349" officeooo:paragraph-rsid="0011c349"/>
    </style:style>
    <style:style style:name="P10" style:family="paragraph" style:parent-style-name="Standard">
      <style:text-properties officeooo:rsid="0011c349" officeooo:paragraph-rsid="001354fa"/>
    </style:style>
    <style:style style:name="P11" style:family="paragraph" style:parent-style-name="Standard">
      <style:text-properties officeooo:rsid="0012dc26" officeooo:paragraph-rsid="0012dc26"/>
    </style:style>
    <style:style style:name="P12" style:family="paragraph" style:parent-style-name="Standard">
      <style:text-properties officeooo:rsid="0012f5f3" officeooo:paragraph-rsid="0012f5f3"/>
    </style:style>
    <style:style style:name="P13" style:family="paragraph" style:parent-style-name="Standard">
      <style:text-properties officeooo:rsid="001354fa" officeooo:paragraph-rsid="001354fa"/>
    </style:style>
    <style:style style:name="P14" style:family="paragraph" style:parent-style-name="Standard">
      <style:text-properties officeooo:rsid="0014861d" officeooo:paragraph-rsid="0014861d"/>
    </style:style>
    <style:style style:name="T1" style:family="text">
      <style:text-properties officeooo:rsid="000cfeb6"/>
    </style:style>
    <style:style style:name="T2" style:family="text">
      <style:text-properties officeooo:rsid="000e3a0d"/>
    </style:style>
    <style:style style:name="T3" style:family="text">
      <style:text-properties officeooo:rsid="0011b394"/>
    </style:style>
    <style:style style:name="T4" style:family="text">
      <style:text-properties officeooo:rsid="0011c349"/>
    </style:style>
    <style:style style:name="T5" style:family="text">
      <style:text-properties officeooo:rsid="0012dc26"/>
    </style:style>
    <style:style style:name="T6" style:family="text">
      <style:text-properties officeooo:rsid="001354fa"/>
    </style:style>
    <style:style style:name="T7" style:family="text">
      <style:text-properties officeooo:rsid="0014861d"/>
    </style:style>
    <style:style style:name="T8" style:family="text">
      <style:text-properties officeooo:rsid="0015cda4"/>
    </style:style>
    <style:style style:name="T9" style:family="text">
      <style:text-properties officeooo:rsid="00171fd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finite <text:span text:style-name="T3">Complete </text:span>Binary Trees</text:p>
      <text:p text:style-name="P2">by Sven Nilsen, 2019</text:p>
      <text:p text:style-name="P1"/>
      <text:p text:style-name="P4">In this paper I formalize infinite <text:span text:style-name="T3">complete </text:span>binary trees in path semantics.</text:p>
      <text:p text:style-name="P1"/>
      <text:p text:style-name="P5"><text:span text:style-name="T2">Building on definition of rooted full binary trees, a</text:span>n infinite <text:span text:style-name="T3">complete </text:span>binary tree is the following:</text:p>
      <text:p text:style-name="P5"/>
      <text:p text:style-name="P5"><text:tab/>∃left &lt;=&gt; <text:span text:style-name="T5">branch</text:span> / <text:span text:style-name="T4">root</text:span></text:p>
      <text:p text:style-name="P5"><text:tab/>∃right &lt;=&gt; <text:span text:style-name="T5">branch</text:span> / <text:span text:style-name="T4">root</text:span></text:p>
      <text:p text:style-name="P1"/>
      <text:p text:style-name="P3"><text:tab/><text:span text:style-name="T5">branch</text:span> : <text:span text:style-name="T9">full_</text:span>binary_tree → bool</text:p>
      <text:p text:style-name="P3"><text:tab/><text:span text:style-name="T5">root : full_binary_tree → bool</text:span></text:p>
      <text:p text:style-name="P1"><text:tab/><text:span text:style-name="T2">left : branch → full_binary_tree</text:span></text:p>
      <text:p text:style-name="P1"><text:tab/><text:span text:style-name="T2">right : branch → full_binary_tree</text:span></text:p>
      <text:p text:style-name="P1"/>
      <text:p text:style-name="P11">Here, `branch<text:span text:style-name="T1"> / root</text:span>` means `branch` except `root`.</text:p>
      <text:p text:style-name="P11"/>
      <text:p text:style-name="P12">To explain what this means, one can assume some function `infinite_<text:span text:style-name="T9">complete</text:span>` exists such that:</text:p>
      <text:p text:style-name="P12"/>
      <text:p text:style-name="P12"><text:tab/><text:span text:style-name="T1">∃left &lt;=&gt; </text:span>infinite_<text:span text:style-name="T9">complete / root</text:span></text:p>
      <text:p text:style-name="P12"/>
      <text:p text:style-name="P12"><text:tab/><text:span text:style-name="T1">infinite_complete : full_</text:span>binary_tree → bool</text:p>
      <text:p text:style-name="P11"/>
      <text:p text:style-name="P6">Since `left` takes a `branch`, there must exist one branch for every infinite <text:span text:style-name="T9">complete </text:span>binary tree.</text:p>
      <text:p text:style-name="P7">However, this does not say how many infinite branches there are.</text:p>
      <text:p text:style-name="P7">There could be more than one branch mapping to the same infinite <text:span text:style-name="T9">complete</text:span> binary tree.</text:p>
      <text:p text:style-name="P8">A such <text:span text:style-name="T9">full </text:span>binary tree is not complete, because it does not cover the set of countable infinity.</text:p>
      <text:p text:style-name="P8">If each node were represented as a natural number, then all natural numbers would not be covered.</text:p>
      <text:p text:style-name="P7"/>
      <text:p text:style-name="P9">By adding the following statement:</text:p>
      <text:p text:style-name="P6"/>
      <text:p text:style-name="P6"><text:tab/>infinite_<text:span text:style-name="T9">complete</text:span> <text:span text:style-name="T6">&lt;</text:span>=&gt; branch</text:p>
      <text:p text:style-name="P6"/>
      <text:p text:style-name="P9">This means that if a <text:span text:style-name="T9">full </text:span>binary tree is infinite <text:span text:style-name="T9">complete</text:span>, then it is also a branch <text:span text:style-name="T6">and vice versa</text:span>.</text:p>
      <text:p text:style-name="P9"/>
      <text:p text:style-name="P12">From previous results, is known that `root` is a `branch`, <text:span text:style-name="T7">so here a root must be `infinite_complete` too.</text:span></text:p>
      <text:p text:style-name="P13">It is also known that `root` can not be returned from `left` or `right`.</text:p>
      <text:p text:style-name="P9">One can <text:span text:style-name="T6">use this to</text:span> <text:span text:style-name="T6">say the following about `left` and `right`</text:span>:</text:p>
      <text:p text:style-name="P9"/>
      <text:p text:style-name="P9"><text:tab/><text:span text:style-name="T1">∃left &lt;=&gt; branch / root</text:span></text:p>
      <text:p text:style-name="P10"><text:tab/><text:span text:style-name="T1">∃right &lt;=&gt; branch / </text:span>root</text:p>
      <text:p text:style-name="P10"/>
      <text:p text:style-name="P14">If a such binary tree is rooted, then there exists some input that is not returned by `left` and `right`.<text:line-break/>If a such binary tree is not rooted, then all branches have a parent and are also infinite <text:span text:style-name="T9">complete</text:span>.</text:p>
      <text:p text:style-name="P14">In the unrooted case, `left` and `right` <text:span text:style-name="T8">maps one-by-one between branches and therefore covers up to set of countable infinity or more. In the rooted case, it covers the set up to countable infinity, no mo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06:36:06.163862000</meta:creation-date>
    <dc:date>2019-09-04T19:02:26.978881000</dc:date>
    <meta:editing-duration>PT10M26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9" meta:word-count="332" meta:character-count="1941" meta:non-whitespace-character-count="1627"/>
  </office:meta>
</office:document-meta>
</file>